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43800003ED8C7F81E3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s" fo:country="ES" fo:font-weight="bold" officeooo:rsid="000da5e6" officeooo:paragraph-rsid="000da5e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00ff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eb93e" officeooo:paragraph-rsid="000eb93e" fo:background-color="#00ff6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99f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ffff6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a5e6" officeooo:paragraph-rsid="000da5e6" fo:background-color="#ff99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eb93e" officeooo:paragraph-rsid="000eb93e" fo:background-color="#ff990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1c82f" officeooo:paragraph-rsid="0011c82f" fo:background-color="#ff9900" style:font-size-asian="10.5pt" style:font-weight-asian="normal" style:font-size-complex="12pt" style:font-weight-complex="normal"/>
    </style:style>
    <style:style style:name="T1" style:family="text">
      <style:text-properties officeooo:rsid="000eb93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list</text:p>
      <text:p text:style-name="P1"/>
      <text:p text:style-name="P2">-Programar SecurityCamera clase (if cono choca con livingobject llamar alarma, grabar, si tiene keypad, etc)</text:p>
      <text:p text:style-name="P2">-Programar escaleras funcionalidad.</text:p>
      <text:p text:style-name="P2">-Programar vents funcionalidad.</text:p>
      <text:p text:style-name="P2">-Programar keypad</text:p>
      <text:p text:style-name="P2">-Programar explosivos, capacidad de objetos de ser explotados</text:p>
      <text:p text:style-name="P2">-Programar skill trees</text:p>
      <text:p text:style-name="P2">-Programar fog si no se vio el cuarto</text:p>
      <text:p text:style-name="P2">-Programar editor de niveles</text:p>
      <text:p text:style-name="P2">-Programar clase de decoración</text:p>
      <text:p text:style-name="P2">-Programar hidingspots (para personas y cosas)</text:p>
      <text:p text:style-name="P2">-Programar civilian/employee</text:p>
      <text:p text:style-name="P2">-Programar AI</text:p>
      <text:p text:style-name="P2">-Programar detector de metales</text:p>
      <text:p text:style-name="P2">-Programar uso de armas</text:p>
      <text:p text:style-name="P2">-Programar capacidad de pelea</text:p>
      <text:p text:style-name="P2">-Programar enviar comandos</text:p>
      <text:p text:style-name="P2">-Programar electrical circuitry</text:p>
      <text:p text:style-name="P2">-Programar observe item/clase de GameItem</text:p>
      <text:p text:style-name="P2">-Programar computadoras con info y capacidad de ser hackeadas/ access granted denied</text:p>
      <text:p text:style-name="P2">-Programar base</text:p>
      <text:p text:style-name="P2">-Programar cargar objetos</text:p>
      <text:p text:style-name="P2">-Programar mecánica de días</text:p>
      <text:p text:style-name="P2">-Programar límite en reglas</text:p>
      <text:p text:style-name="P2">-Programar caja de fusibles</text:p>
      <text:p text:style-name="P2">-Programar lockpicking</text:p>
      <text:p text:style-name="P2">-Programar crowd control</text:p>
      <text:p text:style-name="P2">-Programar call a policía</text:p>
      <text:p text:style-name="P2">-Programar panic button</text:p>
      <text:p text:style-name="P2">-Programar zonas/cuartos funcionalidad</text:p>
      <text:p text:style-name="P2">-Progrmar inventory?</text:p>
      <text:p text:style-name="P2">-Scripting, personalidades</text:p>
      <text:p text:style-name="P2"/>
      <text:p text:style-name="P3">BLOQUE 1: Detección y alerta</text:p>
      <text:p text:style-name="P3">-Security Cameras que detecten presencia de player en cono.</text:p>
      <text:p text:style-name="P3">-Detector de metales</text:p>
      <text:p text:style-name="P3">-Botón de pánico.</text:p>
      <text:p text:style-name="P3">-Caja de fusibles</text:p>
      <text:p text:style-name="P3">-Alarma laser</text:p>
      <text:p text:style-name="P3">-El trigger de llamar a policía que te dibuje un rectángulo rojo o algo así</text:p>
      <text:p text:style-name="P3">-Programar Keypads (para eso programar poder cargar objectos algo)</text:p>
      <text:p text:style-name="P3">-Electrical circuitry visualizar?</text:p>
      <text:p text:style-name="P3">-Computadoras, hackeo, fallo hackeo policía</text:p>
      <text:p text:style-name="P4">ObjetivoPlayable:</text:p>
      <text:p text:style-name="P4"><draw:frame draw:style-name="fr1" draw:name="graphics1" text:anchor-type="paragraph" svg:width="17cm" svg:height="15.66cm" draw:z-index="0"><draw:image xlink:href="Pictures/200000090000443800003ED8C7F81E3B.svm" xlink:type="simple" xlink:show="embed" xlink:actuate="onLoad"/></draw:frame><text:soft-page-break/></text:p>
      <text:p text:style-name="P5"/>
      <text:p text:style-name="P5">BLOQUE 2: Movimiento, descubrimiento y división </text:p>
      <text:p text:style-name="P5">-Escaleras</text:p>
      <text:p text:style-name="P5">-Vents</text:p>
      <text:p text:style-name="P5">-Fog</text:p>
      <text:p text:style-name="P5">-Zonas cuartos</text:p>
      <text:p text:style-name="P5">-Hiding spots?</text:p>
      <text:p text:style-name="P5"/>
      <text:p text:style-name="P6">BLOQUE 3: <text:s/>NPCs no controlables</text:p>
      <text:p text:style-name="P6">-Clase de employee, rutina</text:p>
      <text:p text:style-name="P6">-Clase de civilian, rutina</text:p>
      <text:p text:style-name="P6">-Clase de guarda, rutina</text:p>
      <text:p text:style-name="P6">-Reacciones a ataque</text:p>
      <text:p text:style-name="P6">-Reacciones a crowd control</text:p>
      <text:p text:style-name="P6"/>
      <text:p text:style-name="P6"/>
      <text:p text:style-name="P6"/>
      <text:p text:style-name="P7">BLOQUE 4: Crew members</text:p>
      <text:p text:style-name="P7">-Los cinco crew members.</text:p>
      <text:p text:style-name="P7"><text:soft-page-break/>-División de habilidades</text:p>
      <text:p text:style-name="P7">-Skill trees</text:p>
      <text:p text:style-name="P7">-IA, mandar comandos</text:p>
      <text:p text:style-name="P7">-<text:span text:style-name="T1">Tab cambiar control</text:span></text:p>
      <text:p text:style-name="P7"><text:span text:style-name="T1">-Pathfinding</text:span></text:p>
      <text:p text:style-name="P7"/>
      <text:p text:style-name="P8">BLOQUE 5: Reglas</text:p>
      <text:p text:style-name="P8">-Límite de días.</text:p>
      <text:p text:style-name="P8">-Límite de gente.</text:p>
      <text:p text:style-name="P8">-Límite de acciones.</text:p>
      <text:p text:style-name="P8">-Comprar habilidades entre misiones.</text:p>
      <text:p text:style-name="P8">-Elegir a quién mandar cada día.</text:p>
      <text:p text:style-name="P8"/>
      <text:p text:style-name="P9">Emma St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5:42:17.705000000</meta:creation-date>
    <dc:date>2013-12-27T19:10:11.007000000</dc:date>
    <meta:editing-duration>PT2H55M1S</meta:editing-duration>
    <meta:editing-cycles>2</meta:editing-cycles>
    <meta:generator>LibreOffice/4.1.0.4$Windows_x86 LibreOffice_project/89ea49ddacd9aa532507cbf852f2bb22b1ace28</meta:generator>
    <meta:document-statistic meta:table-count="0" meta:image-count="1" meta:object-count="0" meta:page-count="3" meta:paragraph-count="69" meta:word-count="273" meta:character-count="1949" meta:non-whitespace-character-count="1743"/>
  </office:meta>
</office:document-meta>
</file>